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b8c2"/>
    </style:style>
    <style:style style:name="P2" style:family="paragraph" style:parent-style-name="Standard" style:list-style-name="L2">
      <style:text-properties officeooo:paragraph-rsid="0009b8c2"/>
    </style:style>
    <style:style style:name="P3" style:family="paragraph" style:parent-style-name="Standard" style:list-style-name="L2">
      <style:text-properties officeooo:paragraph-rsid="000a3d5f"/>
    </style:style>
    <style:style style:name="P4" style:family="paragraph" style:parent-style-name="Standard" style:list-style-name="L2">
      <style:text-properties officeooo:rsid="000aadc8" officeooo:paragraph-rsid="000aadc8"/>
    </style:style>
    <style:style style:name="P5" style:family="paragraph" style:parent-style-name="Standard" style:list-style-name="L2">
      <style:text-properties officeooo:rsid="000aadc8" officeooo:paragraph-rsid="000b2c0f"/>
    </style:style>
    <style:style style:name="P6" style:family="paragraph" style:parent-style-name="Standard">
      <style:text-properties officeooo:rsid="000aadc8" officeooo:paragraph-rsid="000aadc8"/>
    </style:style>
    <style:style style:name="P7" style:family="paragraph" style:parent-style-name="Standard" style:list-style-name="L2">
      <style:text-properties officeooo:rsid="000b8e37" officeooo:paragraph-rsid="000b8e37"/>
    </style:style>
    <style:style style:name="P8" style:family="paragraph" style:parent-style-name="Standard" style:list-style-name="L2">
      <style:text-properties officeooo:rsid="000bbe15" officeooo:paragraph-rsid="000bbe15"/>
    </style:style>
    <style:style style:name="P9" style:family="paragraph" style:parent-style-name="Standard" style:list-style-name="L2">
      <style:text-properties officeooo:rsid="000bbe15" officeooo:paragraph-rsid="000ded79"/>
    </style:style>
    <style:style style:name="P10" style:family="paragraph" style:parent-style-name="Standard" style:list-style-name="L2">
      <style:text-properties officeooo:rsid="000df5d7" officeooo:paragraph-rsid="0011890a"/>
    </style:style>
    <style:style style:name="P11" style:family="paragraph" style:parent-style-name="Standard" style:list-style-name="L2">
      <style:text-properties officeooo:rsid="000eca99" officeooo:paragraph-rsid="000eca99"/>
    </style:style>
    <style:style style:name="P12" style:family="paragraph" style:parent-style-name="Standard">
      <style:text-properties fo:font-size="16pt" fo:font-weight="bold" officeooo:rsid="000f79f7" officeooo:paragraph-rsid="000f79f7" style:font-size-asian="16pt" style:font-weight-asian="bold" style:font-size-complex="16pt" style:font-weight-complex="bold"/>
    </style:style>
    <style:style style:name="T1" style:family="text">
      <style:text-properties officeooo:rsid="0009b8c2"/>
    </style:style>
    <style:style style:name="T2" style:family="text">
      <style:text-properties officeooo:rsid="000a3d5f"/>
    </style:style>
    <style:style style:name="T3" style:family="text">
      <style:text-properties officeooo:rsid="000aadc8"/>
    </style:style>
    <style:style style:name="T4" style:family="text">
      <style:text-properties officeooo:rsid="000b2c0f"/>
    </style:style>
    <style:style style:name="T5" style:family="text">
      <style:text-properties fo:language="pl" fo:country="PL"/>
    </style:style>
    <style:style style:name="T6" style:family="text">
      <style:text-properties fo:language="pl" fo:country="PL" officeooo:rsid="000f79f7"/>
    </style:style>
    <style:style style:name="T7" style:family="text">
      <style:text-properties officeooo:rsid="000ded79"/>
    </style:style>
    <style:style style:name="T8" style:family="text">
      <style:text-properties officeooo:rsid="000eca99"/>
    </style:style>
    <style:style style:name="T9" style:family="text">
      <style:text-properties officeooo:rsid="000f79f7"/>
    </style:style>
    <style:style style:name="T10" style:family="text">
      <style:text-properties officeooo:rsid="0011890a"/>
    </style:style>
    <style:style style:name="T11" style:family="text">
      <style:text-properties officeooo:rsid="001507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Plan eksperymentów pracy “Modelowanie rozprzestrzeniania się opinii w sieciach społecznych”:</text:p>
      <text:p text:style-name="P1"/>
      <text:list xml:id="list415958332" text:style-name="L2">
        <text:list-item>
          <text:p text:style-name="P2"><text:span text:style-name="T1">Oczyszczenie danych z byłych pracowników oraz kont technicznych</text:span></text:p>
        </text:list-item>
        <text:list-item>
          <text:p text:style-name="P3"><text:span text:style-name="T2">Stworzenie grafu firmy na podstawie danych komunikacji mailowej:</text:span></text:p>
          <text:list>
            <text:list-item>
              <text:p text:style-name="P3"><text:span text:style-name="T3">z całego okresu 01.2010 – 09.2010</text:span></text:p>
            </text:list-item>
            <text:list-item>
              <text:p text:style-name="P4">w podziale na <text:span text:style-name="T11">temporalne</text:span> sieci społeczne (podział na 9 miesięcy lub 3 kwartały)</text:p>
            </text:list-item>
          </text:list>
        </text:list-item>
        <text:list-item>
          <text:p text:style-name="P5">Zbadanie struktur <text:span text:style-name="T4">za pomocą metody Louvain w celu oddzielenia wewnętrznych społeczności firmy. </text:span></text:p>
        </text:list-item>
        <text:list-item>
          <text:p text:style-name="P5"><text:span text:style-name="T4">Analiza porównawcza wyników otrzymanych w punkcie 3. dla struktur z punktów 2.a) i 2.b)</text:span></text:p>
        </text:list-item>
        <text:list-item>
          <text:p text:style-name="P7">Wybór jednego z podejść do dalszej analizy (TSN vs. SN) <text:span text:style-name="T8">(?)</text:span></text:p>
        </text:list-item>
        <text:list-item>
          <text:p text:style-name="P8">Zbadanie za pomocą modelu independent cascades, jak opinia rozchodzi się w firmie, jeśli:</text:p>
          <text:list>
            <text:list-item>
              <text:p text:style-name="P8">opinia ma swoje źródło wśród osób na stanowiskach managerskich</text:p>
            </text:list-item>
            <text:list-item>
              <text:p text:style-name="P8">opinia ma swoje źródło wśród regularnych pracowników: <text:span text:style-name="T7">losowi pracownicy spośród wszystkich klastrów</text:span> </text:p>
            </text:list-item>
            <text:list-item>
              <text:p text:style-name="P9">opinia ma swoje źródło <text:span text:style-name="T7">w jednym wybranym klastrze</text:span></text:p>
            </text:list-item>
            <text:list-item>
              <text:p text:style-name="P11">dodatkowo można rozważyć sytuację dwóch konkurujących opinii (?)</text:p>
            </text:list-item>
          </text:list>
        </text:list-item>
        <text:list-item>
          <text:p text:style-name="P10">Modyfikacja struktury poprzez doda<text:span text:style-name="T8">wa</text:span>nie połączeń pomiędzy członkami różnych grup, </text:p>
          <text:p text:style-name="P10">a następnie sprawdzenie, w jaki sposób zmiany wpłyn<text:span text:style-name="T10">ę</text:span>ły na prędkość rozprzestrzeniania się opini<text:span text:style-name="T10">i</text:span></text:p>
        </text:list-item>
        <text:list-item>
          <text:p text:style-name="P11"><text:span text:style-name="T9">Ocena</text:span>, która z tych sytuacji sprzyja najszybszej dyfuzji <text:span text:style-name="T5">i w jaki sposób dodatkowe połączenia </text:span><text:span text:style-name="T6">wpłynęły na</text:span><text:span text:style-name="T5"> </text:span><text:span text:style-name="T6">przepływ informacji</text:span><text:span text:style-name="T5"> w porównaniu z wyjściową strukturą</text:span></text:p>
          <text:list>
            <text:list-header>
              <text:p text:style-name="P4"/>
            </text:list-header>
          </text:list>
        </text:list-item>
      </text:list>
      <text:p text:style-name="P6"><text:tab/></text:p>
      <text:list xml:id="list192010005184007" text:continue-numbering="true" text:style-name="L2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8:20:18.529092488</meta:creation-date>
    <dc:date>2020-11-03T19:20:09.605983361</dc:date>
    <meta:editing-duration>PT10H5M2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90" meta:character-count="1303" meta:non-whitespace-character-count="1138"/>
  </office:meta>
</office:document-meta>
</file>